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Text_20_body">
      <style:text-properties fo:font-size="12pt" fo:font-weight="bold" style:font-size-asian="12pt" style:font-weight-asian="bold" style:font-size-complex="12pt"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ize="12pt" fo:font-style="italic" style:font-size-asian="12pt" style:font-style-asian="italic" style:font-size-complex="12pt" style:font-style-complex="italic"/>
    </style:style>
    <style:style style:name="P8"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text-properties fo:font-size="12pt" fo:font-weight="normal" style:font-size-asian="12pt" style:font-weight-asian="normal" style:font-size-complex="12pt" style:font-weight-complex="normal"/>
    </style:style>
    <style:style style:name="P13" style:family="paragraph" style:parent-style-name="Text_20_body" style:list-style-name="L1"/>
    <style:style style:name="P14" style:family="paragraph" style:parent-style-name="Text_20_body">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list-style-name="L3">
      <style:text-properties fo:font-weight="normal" style:font-weight-asian="normal" style:font-weight-complex="normal"/>
    </style:style>
    <style:style style:name="P17" style:family="paragraph" style:parent-style-name="Text_20_body" style:list-style-name="L4">
      <style:text-properties fo:font-weight="normal" style:font-weight-asian="normal" style:font-weight-complex="normal"/>
    </style:style>
    <style:style style:name="P18" style:family="paragraph" style:parent-style-name="Text_20_body" style:list-style-name="L5">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7">
      <style:text-properties fo:font-weight="normal" style:font-weight-asian="normal" style:font-weight-complex="normal"/>
    </style:style>
    <style:style style:name="P21" style:family="paragraph" style:parent-style-name="Text_20_body" style:list-style-name="L8">
      <style:text-properties fo:font-weight="normal" style:font-weight-asian="normal" style:font-weight-complex="normal"/>
    </style:style>
    <style:style style:name="P22" style:family="paragraph" style:parent-style-name="Text_20_body" style:list-style-name="L9">
      <style:text-properties fo:font-weight="normal" style:font-weight-asian="normal" style:font-weight-complex="normal"/>
    </style:style>
    <style:style style:name="P23" style:family="paragraph" style:parent-style-name="Text_20_body" style:list-style-name="L10">
      <style:text-properties fo:font-weight="normal" style:font-weight-asian="normal" style:font-weight-complex="normal"/>
    </style:style>
    <style:style style:name="P24" style:family="paragraph" style:parent-style-name="Text_20_body" style:list-style-name="L11"/>
    <style:style style:name="P25" style:family="paragraph" style:parent-style-name="Heading_20_1">
      <style:paragraph-properties fo:text-align="center" style:justify-single-word="false"/>
    </style:style>
    <style:style style:name="P26" style:family="paragraph" style:parent-style-name="Heading_20_3">
      <style:text-properties fo:font-size="16pt" style:font-size-asian="16pt" style:font-size-complex="16pt"/>
    </style:style>
    <style:style style:name="P27" style:family="paragraph" style:parent-style-name="Heading_20_3">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Елементарис</text:h>
      <text:h text:style-name="Heading_20_2" text:outline-level="2">Кратки правила</text:h>
      <text:h text:style-name="P26" text:outline-level="3">Игрови персонажи</text:h>
      <text:p text:style-name="P7">Ел'тлменел от селото Нлимна има резки чети за елф, и определено неестествен ръст на неговите метър и деведесет. Олекотената ризница от еленски рога не приквива силните му ръце и крака, а копието и лъка допълват картината на ловец/войн, само тъмнозеленото ленено наметало остава. Менел, както го наричат не-елфите навсякъде, е израстнал в гори, не умее да чете и е страшно глупав, когато става дума за светски дела.</text:p>
      <text:p text:style-name="P1">Героите на нашето приключение трябва да бъдат описани по прост, но съдържателен начин. Това става с <text:span text:style-name="T1">умения </text:span>и <text:span text:style-name="T1">дарби.</text:span></text:p>
      <text:p text:style-name="P3"/>
      <text:p text:style-name="P3">Умения</text:p>
      <text:p text:style-name="P2">“Умение” наричаме практическо познание да се върши нещо, като придобиване на работно(професионално) ниво на умелост изисква няколко години. Нивото на владеене на всяко умение се оценява по скала от 0 до 15, като 15 е специална стойност.</text:p>
      <text:p text:style-name="P2"/>
      <text:p text:style-name="P2">При създаване на персонаж разполагате с 30 точки, които да разпределите по всичко, което вашият храбър Иван/Георги е научил в живота си до сега. Можете да слагате до 10 точки на едно умение.</text:p>
      <text:p text:style-name="P2"/>
      <text:p text:style-name="P2">В игра, всеки път когато Страхил/Пападой стори нещо значимо за света наоколо (примерно да си отвори магазин или пък да заколи местния лорд), той получава една точка “опит”. Тази точка може да се сложи на някое ново или вече изучено, умение. Никое умение не може да бъде повишавано над 14 точки, освен при много особени обстоятелства.</text:p>
      <text:p text:style-name="P2"/>
      <text:p text:style-name="P3">Дарби</text:p>
      <text:p text:style-name="P2">Това са свойства на перонажа, с които той започва, и не се очаква да могат да бъдат променени някога. Примери вкючват “Интуитивна ориентация в тъмното”, “Огнена кръв(раните не кървят, а веднага се затварят)”, “Слепота”. Персонажът Нафарфорий/Пешо се създава с едно “положително == помагащо му” качество. Или до още три, като за всяко допълнително “хубаво” качество, си харесваме по едно “лошо”. Стига сте се цупили де, лошите качества са крайно забавни за разиграване!</text:p>
      <text:p text:style-name="P2"/>
      <text:p text:style-name="P3">Жизнени точки</text:p>
      <text:p text:style-name="P2">Агрегиран измерител за разстоянието до портите на Гуглата. Зависи от раса, телосложение, навици и е средно около 15. Рани и вреди се записват всяка по отделно. Ако сумата им е под половината максимални жизнени точки, по една точка се възстановява на седем дни, или по три на седем дни почивка. Ако ли са по-малко, само по една точка се възстановява на седем дни <text:soft-page-break/>почивка и нито една без грижи.</text:p>
      <text:h text:style-name="P27" text:outline-level="3">Бойна система</text:h>
      <text:p text:style-name="P5"><text:span text:style-name="T2">Копитата тракат, капрата проскърцва. Ръми втори ден вече и макар промазаната качулка да пази лицето ми, ботушите ми са пълни с вода и джвакат. Сют е кочияш на работа и пияница в </text:span><text:span text:style-name="T2">другото време, вече от ден не сме си казвали нищо, нека си дърпа юздите.</text:span></text:p>
      <text:p text:style-name="P8">В гората напред край пътя – движение.</text:p>
      <text:p text:style-name="P8">“СПРИ!” викам. Фургонът спира, конете цвилят. Две къси копия прелитат, убиват единия кон. Крадците връхлитат. Хващам щита от куката и скачам, халчестата ризница дрънчи, вадя меча. Вече замахва нож, устремявам щита към главата му и сека към коленете. Удрям и го повалям, втори ми е странично и опитва да забоде ножа в ребрата ми, но ризницата пази. Убивам го. От капрата връхлита секирата, отсяква главата на Сют.</text:p>
      <text:p text:style-name="P8"/>
      <text:p text:style-name="P10">От бойната система се очаква да е както проста и лесна, непречеща на разказването на историята, така и детайлна и категорична, позволяваща вглъбяване в динамиката на онези кратки моменти, в които страшно смелият ни герой е с единия крак в гроба.</text:p>
      <text:p text:style-name="P10"/>
      <text:p text:style-name="P10">В случай на ръкопашен бой се разглеждат отрязъци от по няколко такта на сърцето. За такова време е достатъчно да замахнеш по арка с голямо оръжие, да нанесеш няколко удара с дръжка на пистолет или рапира, да извадиш стрела от колчана. </text:p>
      <text:p text:style-name="P10"/>
      <text:p text:style-name="P10">За престрелки се разглеждат отрязъци от порядъка на сто такта на сърцето. Това отразява търсене на укритие, презареждане на арбалет или побиване на стрели в земята за лък, дебнене дупка в прикриващия огън при огнестрелни оръжия.</text:p>
      <text:p text:style-name="P10"/>
      <text:p text:style-name="P10">Действието се случва на най фината/бързата скала, присъстваща на бойното поле. </text:p>
      <text:p text:style-name="P10">Например, когато тичащата пехота е на разстояние 300 метра от срелците с дълъг лък, играем по гранулярността за престрелки. <text:s/>Бронираната милиция изминава разстоянието, стрелците правят 6 залпа на регулярни разстояние във времето. След това настава клане и играем по гранулярността за меле.</text:p>
      <text:p text:style-name="P10"/>
      <text:p text:style-name="P11">Ръкопашни правила</text:p>
      <text:p text:style-name="Text_20_body">Дистанции</text:p>
      <text:list xml:id="list1263135217" text:style-name="L1">
        <text:list-item>
          <text:p text:style-name="P13"><text:span text:style-name="T4">директна</text:span> (борба)</text:p>
        </text:list-item>
        <text:list-item>
          <text:p text:style-name="P13"><text:span text:style-name="T4">близка</text:span> (нож, невъоръжен, къс меч) </text:p>
        </text:list-item>
        <text:list-item>
          <text:p text:style-name="P13"><text:span text:style-name="T4">средна</text:span> (меч 80см, повечето оръжия за една ръка)</text:p>
        </text:list-item>
        <text:list-item>
          <text:p text:style-name="P13"><text:span text:style-name="T4">дълга</text:span> (дълъг меч, копие, двуръчен меч)</text:p>
        </text:list-item>
        <text:list-item>
          <text:p text:style-name="P13"><text:span text:style-name="T4">отдалечена</text:span> (пика) </text:p>
        </text:list-item>
        <text:list-item>
          <text:p text:style-name="P13"><text:span text:style-name="T4">извън ръкопашен обхват</text:span> (стрелящи неща) </text:p>
        </text:list-item>
      </text:list>
      <text:list xml:id="list965096659" text:style-name="L11">
        <text:list-item>
          <text:p text:style-name="P24"><text:soft-page-break/>Инициатива за първия удар има този с по-дълго оръжие (очевидно)</text:p>
        </text:list-item>
        <text:list-item>
          <text:p text:style-name="P24">Извън оптималната си дистанция, оръжията са на -5 атака и половин щети.</text:p>
        </text:list-item>
        <text:list-item>
          <text:p text:style-name="P24">Придвижване между дистанции се извършва след успешно хвърляне (независимо нападение или защита). Придвижването е или една категория в произволна посока или произволен брой категории, без да се преминава през заплашвани от някой враг дистанции. </text:p>
        </text:list-item>
      </text:list>
      <text:p text:style-name="Text_20_body">Пример: </text:p>
      <text:p text:style-name="Text_20_body">Пешо, с копие и нож, напада Жоро, с меч. </text:p>
      <text:p text:style-name="Text_20_body">Пешо връхлита и напада с копието. Хвърля боравене + d6* &lt; боравене на Жоро. Жоро е отбягнал атаката и може да промени дистанцията. Пешо заплашва дълга (копие една ръка) и близка(нож). Жоро може да избере близка, средна, дълга, отдалечена или да избяга. бля бля</text:p>
      <text:p text:style-name="Text_20_body"/>
      <text:p text:style-name="P6">Оръжия</text:p>
      <text:p text:style-name="P4">Всяко оръжие има зададена щета, средно 10 за едноръчни и 15 за двуръчни. Също така, оръжията могат да имат някои от следните свойства.</text:p>
      <text:list xml:id="list1000510458" text:style-name="L2">
        <text:list-item>
          <text:p text:style-name="P15">повратливост (обикновено мечове; покрива всички по-близки дистанции от максимлната)</text:p>
        </text:list-item>
        <text:list-item>
          <text:p text:style-name="P15">бронебойност I (чукове или леки клинове, като стрели и копия; намаля абсорбацията на половина) </text:p>
        </text:list-item>
        <text:list-item>
          <text:p text:style-name="P15">бронебойност II (клиновидни, тежки остриета; намаля абсорбацията на ¼)</text:p>
        </text:list-item>
        <text:list-item>
          <text:p text:style-name="P15">трудно за вадене (не може да се извади от пробита проня по време на битка; не може да се извади от небронирана плът, ако зарът за щета е бил положителен; при вадене лечитеслтво с/у щетите; ако не успее се <text:s/>нанасят още толкова щети, колкото първоначално) </text:p>
        </text:list-item>
        <text:list-item>
          <text:p text:style-name="P15">закачащо (обикновено алебарди; наместо щети, атаката може да бъде обявена, че поваля опонента. Ако целта е конник в качествено бойно седло, -5 на атака) </text:p>
        </text:list-item>
        <text:list-item>
          <text:p text:style-name="P15">улавящо (обикновено меч или щит; при успешна защита има шанс оръжието на врага да е уловено в комплексния гард или шипове на "бос"-а на щит)</text:p>
        </text:list-item>
      </text:list>
      <text:p text:style-name="P4"/>
      <text:p text:style-name="P6">Брони</text:p>
      <text:p text:style-name="P4">Защитната стойност на броните се получава от това каква част от тялото е общо покрита. </text:p>
      <text:p text:style-name="P4">Пазене:</text:p>
      <text:list xml:id="list245990885" text:style-name="L3">
        <text:list-item>
          <text:p text:style-name="P16">Шлем за темето(селяшки, евентуално с периферия) 1 </text:p>
        </text:list-item>
        <text:list-item>
          <text:p text:style-name="P16">Шлем с открито лице(с набузници или кръст за носа и очите, каска) 2 </text:p>
        </text:list-item>
        <text:list-item>
          <text:p text:style-name="P16">Шлем със забрало(пълен шлем) 3 </text:p>
        </text:list-item>
        <text:list-item>
          <text:p text:style-name="P16">Яка (към пълен шлем или като отделен компонент) +1</text:p>
        </text:list-item>
      </text:list>
      <text:p text:style-name="P4"/>
      <text:list xml:id="list1217381940" text:style-name="L4">
        <text:list-item>
          <text:p text:style-name="P17">Кираса/Бронежилетка 5 </text:p>
        </text:list-item>
      </text:list>
      <text:p text:style-name="P4"><text:soft-page-break/></text:p>
      <text:list xml:id="list1518197476" text:style-name="L5">
        <text:list-item>
          <text:p text:style-name="P18">Паудрони (част от ризница с къси ръкави или като отделен компонент) +1 </text:p>
        </text:list-item>
        <text:list-item>
          <text:p text:style-name="P18">Налакътници (част от дълга ризница или отделен компонент) +1 </text:p>
        </text:list-item>
        <text:list-item>
          <text:p text:style-name="P18">Ръкавици +1 </text:p>
        </text:list-item>
      </text:list>
      <text:p text:style-name="P4"/>
      <text:p text:style-name="P4"/>
      <text:list xml:id="list878111457" text:style-name="L6">
        <text:list-item>
          <text:p text:style-name="P19">Сабатони (бронирани ботуши) +1 </text:p>
        </text:list-item>
        <text:list-item>
          <text:p text:style-name="P19">Грейвси (броня от коленото надолу по пищяла) +1 </text:p>
        </text:list-item>
        <text:list-item>
          <text:p text:style-name="P19">Набедреници(може да е пола, част от дълга ризница или отделен компонент) +1 </text:p>
        </text:list-item>
      </text:list>
      <text:p text:style-name="P4"/>
      <text:p text:style-name="P4">Общо максимум: 15 </text:p>
      <text:p text:style-name="P4"/>
      <text:p text:style-name="P4">Абсорбиране: </text:p>
      <text:list xml:id="list387777909" text:style-name="L7">
        <text:list-item>
          <text:p text:style-name="P20">Кожена броня(слоеве памук/хартия/коприна/мека кожа, със зашити плочи варена кожа/хитинова коруба на негъвкавите части) 4 </text:p>
        </text:list-item>
        <text:list-item>
          <text:p text:style-name="P20">Халчеста броня, подплатена с гамбезон 6</text:p>
        </text:list-item>
        <text:list-item>
          <text:p text:style-name="P20">Ламенарна броня, подплатена с гамбезон 9</text:p>
        </text:list-item>
        <text:list-item>
          <text:p text:style-name="P20">Лята броня, подплатена с гамбезон(средновековен дизайн - субоптимална форма, субоптимална стомана, примитивно закаляване, подвижност в ставите се осигурява от халчести участъци) 12 </text:p>
        </text:list-item>
        <text:list-item>
          <text:p text:style-name="P20">Лята броня, подплатена с гамбезон(ренесансов дизайн - скосени повърхности, качествена стомана (high toughness core), <text:s/>интелигентно закаляване на повърхностния слой(hardened shell), сложни механични стави) 15 </text:p>
        </text:list-item>
      </text:list>
      <text:p text:style-name="P4">Теглата на копонентите клонят към една десета от произведенито на зокритието и абсорбирането си.</text:p>
      <text:p text:style-name="P4"/>
      <text:p text:style-name="P6">Механика</text:p>
      <text:p text:style-name="P4">Нека си дойдем на думата. Удар или група удари (едно ръкопашно действие) се групират в обща цел – нападение или защита. Нападащият добавя d6* към боравенето си и сравнява с боравене на отбраняващият се, който се отбранява с всички средства налични – отбягва, парира.</text:p>
      <text:p text:style-name="P4">Подробности:</text:p>
      <text:list xml:id="list1049779384" text:style-name="L8">
        <text:list-item>
          <text:p text:style-name="P21">отбраняване само чрез отбягване носи наказание от -5, но добавя +5 на боравене при атаки срещу тази конкретна цел на следващия ход</text:p>
        </text:list-item>
        <text:list-item>
          <text:p text:style-name="P21">отбраняване от втори нападател търпи наказание от -5; от трети общо -10 и т.н.</text:p>
        </text:list-item>
      </text:list>
      <text:p text:style-name="P4"/>
      <text:p text:style-name="P4">Ако нападателя има повече, съществени удари са достигнали целта. Ако нападателя има повече <text:soft-page-break/>от боравене на защитника + пазене на броните му, поне един удар е попаднал в небронирана област.</text:p>
      <text:p text:style-name="P4"/>
      <text:p text:style-name="P4">Щетите върху целта са щетите на оръжито + d6*, намалени с абсорбацията на противниковата броня, ако не е заобиколена. Здрав метал върху три пръста дебел гамбезон може да намали много удари до безвредни.</text:p>
      <text:p text:style-name="P6">И някои подробности</text:p>
      <text:p text:style-name="P6">Езда</text:p>
      <text:list xml:id="list1262761096" text:style-name="L9">
        <text:list-item>
          <text:p text:style-name="P22">нивото на ползване на умения от гърба на кон е ограничено до нивото на умението “езда”</text:p>
        </text:list-item>
        <text:list-item>
          <text:p text:style-name="P22">ръкопашни атаки от и по ездач на галопиращ кон са с двойни щети</text:p>
        </text:list-item>
        <text:list-item>
          <text:p text:style-name="P22">атаки от и по ездач на кон с късо оръжие търпят -5 атака</text:p>
        </text:list-item>
      </text:list>
      <text:p text:style-name="P4"/>
      <text:p text:style-name="P6">Две оръжия</text:p>
      <text:p text:style-name="P4">Едното оръжие се ползва за да нанесе щети на врага, нека наречем него първо. Второто оръжие може да се ползва за създаване на откриване (което добавя половината боравене в това оръжие към боравенето с основното оръжие) или пък независимо, за пласиране на стопиращи удари (в който случай се ползва независимо, но с наказание -5 на атака).</text:p>
      <text:p text:style-name="P4"/>
      <text:p text:style-name="P6">Щит</text:p>
      <text:list xml:id="list936900325" text:style-name="L10">
        <text:list-item>
          <text:p text:style-name="P23">Щитът е направен да е второ оръжие. Като такъв не търпи -5 когато се ползва за защита. </text:p>
        </text:list-item>
        <text:list-item>
          <text:p text:style-name="P23">пазене от стрели 0/6 (бъклър) през 2/6(кръгъл викингски) през 4/6(дълъг римски) до 6/6 (павис). Това когато активно се криеш от стрелите, разбира се.</text:p>
        </text:list-item>
        <text:list-item>
          <text:p text:style-name="P23">Дървените щитове имат абсорбация 15, а стоманените 30. Това обикновено няма значерние, но силни или бронебойни атаки може да преодолеят успешно блокиране.</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roslav Vitkov</meta:initial-creator>
    <meta:creation-date>2012-12-26T03:22:03</meta:creation-date>
    <dc:date>2012-12-26T05:58:33</dc:date>
    <dc:creator>Miroslav Vitkov</dc:creator>
    <meta:editing-duration>PT02H15M46S</meta:editing-duration>
    <meta:editing-cycles>23</meta:editing-cycles>
    <meta:generator>OpenOffice.org/3.2$Linux OpenOffice.org_project/320m12$Build-9483</meta:generator>
    <meta:document-statistic meta:table-count="0" meta:image-count="0" meta:object-count="0" meta:page-count="5" meta:paragraph-count="84" meta:word-count="1498" meta:character-count="9078"/>
  </office:meta>
</office:document-meta>
</file>